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1.10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496cm"/>
    </style:style>
    <style:style style:name="co20" style:family="table-column">
      <style:table-column-properties fo:break-before="auto" style:column-width="0.997cm"/>
    </style:style>
    <style:style style:name="co21" style:family="table-column">
      <style:table-column-properties fo:break-before="auto" style:column-width="3.325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1.524cm"/>
    </style:style>
    <style:style style:name="co24" style:family="table-column">
      <style:table-column-properties fo:break-before="auto" style:column-width="1.302cm"/>
    </style:style>
    <style:style style:name="co25" style:family="table-column">
      <style:table-column-properties fo:break-before="auto" style:column-width="1.635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2.3cm"/>
    </style:style>
    <style:style style:name="co29" style:family="table-column">
      <style:table-column-properties fo:break-before="auto" style:column-width="1cm"/>
    </style:style>
    <style:style style:name="co30" style:family="table-column">
      <style:table-column-properties fo:break-before="auto" style:column-width="6.115cm"/>
    </style:style>
    <style:style style:name="co31" style:family="table-column">
      <style:table-column-properties fo:break-before="auto" style:column-width="2.438cm"/>
    </style:style>
    <style:style style:name="co32" style:family="table-column">
      <style:table-column-properties fo:break-before="auto" style:column-width="1.111cm"/>
    </style:style>
    <style:style style:name="co33" style:family="table-column">
      <style:table-column-properties fo:break-before="auto" style:column-width="1.1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2.494cm"/>
    </style:style>
    <style:style style:name="co36" style:family="table-column">
      <style:table-column-properties fo:break-before="auto" style:column-width="3.849cm"/>
    </style:style>
    <style:style style:name="co37" style:family="table-column">
      <style:table-column-properties fo:break-before="auto" style:column-width="2.189cm"/>
    </style:style>
    <style:style style:name="co38" style:family="table-column">
      <style:table-column-properties fo:break-before="auto" style:column-width="1.637cm"/>
    </style:style>
    <style:style style:name="co39" style:family="table-column">
      <style:table-column-properties fo:break-before="auto" style:column-width="1.554cm"/>
    </style:style>
    <style:style style:name="co40" style:family="table-column">
      <style:table-column-properties fo:break-before="auto" style:column-width="2.521cm"/>
    </style:style>
    <style:style style:name="co41" style:family="table-column">
      <style:table-column-properties fo:break-before="auto" style:column-width="2.632cm"/>
    </style:style>
    <style:style style:name="co42" style:family="table-column">
      <style:table-column-properties fo:break-before="auto" style:column-width="1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craft_5f_armour">
      <style:table-properties table:display="true" style:writing-mode="lr-tb"/>
    </style:style>
    <style:style style:name="ta2" style:family="table" style:master-page-name="PageStyle_5f_craft_5f_weapon">
      <style:table-properties table:display="true" style:writing-mode="lr-tb"/>
    </style:style>
    <style:style style:name="ta3" style:family="table" style:master-page-name="PageStyle_5f_craft_5f_wondrous">
      <style:table-properties table:display="true" style:writing-mode="lr-tb"/>
    </style:style>
    <style:style style:name="ta4" style:family="table" style:master-page-name="PageStyle_5f_craft_5f_ring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table:style-name="Default"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26]&gt;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7]&gt;20;AND(NOT([.Q27]=&quot;****&quot;);[.Q2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OR([.F28]&gt;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8]&gt;20;AND(NOT([.Q38]=&quot;****&quot;);[.Q3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903">
            <text:p>16828903</text:p>
          </table:table-cell>
          <table:table-cell office:value-type="string">
            <text:p>Great_Invulnerability_15_Magic</text:p>
          </table:table-cell>
          <table:table-cell table:style-name="Default"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904">
            <text:p>16828904</text:p>
          </table:table-cell>
          <table:table-cell office:value-type="string">
            <text:p>Great_Invulnerability_5_Epic</text:p>
          </table:table-cell>
          <table:table-cell table:style-name="Default"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905">
            <text:p>16828905</text:p>
          </table:table-cell>
          <table:table-cell office:value-type="string">
            <text:p>Great_Invulnerability_10_Epic</text:p>
          </table:table-cell>
          <table:table-cell table:style-name="Default"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6]&gt;20;AND(NOT([.Q46]=&quot;****&quot;);[.Q4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7]&gt;20;AND(NOT([.Q47]=&quot;****&quot;);[.Q4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48]&gt;20;AND(NOT([.Q48]=&quot;****&quot;);[.Q4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49]&gt;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0]&gt;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1]&gt;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2]&gt;20;AND(NOT([.Q52]=&quot;****&quot;);[.Q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3]&gt;20;AND(NOT([.Q53]=&quot;****&quot;);[.Q5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4]&gt;20;AND(NOT([.Q54]=&quot;****&quot;);[.Q5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5]&gt;20;AND(NOT([.Q55]=&quot;****&quot;);[.Q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6]&gt;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7]&gt;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8]&gt;20;AND(NOT([.Q58]=&quot;****&quot;);[.Q5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OR([.F59]&gt;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906">
            <text:p>16828906</text:p>
          </table:table-cell>
          <table:table-cell office:value-type="string">
            <text:p>Spell_Resistance_15</text:p>
          </table:table-cell>
          <table:table-cell table:style-name="Default"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OR([.F60]&gt;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907">
            <text:p>16828907</text:p>
          </table:table-cell>
          <table:table-cell office:value-type="string">
            <text:p>Spell_Resistance_17</text:p>
          </table:table-cell>
          <table:table-cell table:style-name="Default"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OR([.F61]&gt;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908">
            <text:p>16828908</text:p>
          </table:table-cell>
          <table:table-cell office:value-type="string">
            <text:p>Spell_Resistance_19</text:p>
          </table:table-cell>
          <table:table-cell table:style-name="Default"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OR([.F62]&gt;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63]&gt;20;AND(NOT([.Q63]=&quot;****&quot;);[.Q6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09">
            <text:p>16828909</text:p>
          </table:table-cell>
          <table:table-cell office:value-type="string">
            <text:p>Spell_Resistance_23</text:p>
          </table:table-cell>
          <table:table-cell table:style-name="Default"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OR([.F64]&gt;20;AND(NOT([.Q64]=&quot;****&quot;);[.Q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10">
            <text:p>16828910</text:p>
          </table:table-cell>
          <table:table-cell office:value-type="string">
            <text:p>Spell_Resistance_25</text:p>
          </table:table-cell>
          <table:table-cell table:style-name="Default"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OR([.F65]&gt;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11">
            <text:p>16828911</text:p>
          </table:table-cell>
          <table:table-cell office:value-type="string">
            <text:p>Spell_Resistance_27</text:p>
          </table:table-cell>
          <table:table-cell table:style-name="Default"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OR([.F66]&gt;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7]&gt;20;AND(NOT([.Q67]=&quot;****&quot;);[.Q6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eapon" table:style-name="ta2" table:print="false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style-name="ce1"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style-name="ce1"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style-name="ce1"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6]&gt;20;AND(NOT([.Q26]=&quot;****&quot;);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style-name="ce1"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7]&gt;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style-name="ce1"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8]&gt;20;AND(NOT([.Q28]=&quot;****&quot;);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style-name="ce1"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  <table:table-cell table:number-columns-repeated="2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style-name="ce1"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OR([.F30]&gt;20;AND(NOT([.Q30]=&quot;****&quot;);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  <table:table-cell table:number-columns-repeated="2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style-name="ce1"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  <table:table-cell table:number-columns-repeated="2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style-name="ce1"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  <table:table-cell table:number-columns-repeated="2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style-name="ce1"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style-name="ce1"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style-name="ce1"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  <table:table-cell table:number-columns-repeated="2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style-name="ce1"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style-name="ce1"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style-name="ce1"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38]&gt;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style-name="ce1"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  <table:table-cell table:number-columns-repeated="2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style-name="ce1"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style-name="ce1"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style-name="ce1"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style-name="ce1"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43]&gt;20;AND(NOT([.Q43]=&quot;****&quot;);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style-name="ce1"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44]&gt;20;AND(NOT([.Q44]=&quot;****&quot;);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  <table:table-cell table:number-columns-repeated="2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style-name="ce1"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  <table:table-cell table:number-columns-repeated="2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style-name="ce1"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OR([.F46]&gt;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ondrous" table:style-name="ta3" table:print="false"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2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BaseItem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912">
            <text:p>16828912</text:p>
          </table:table-cell>
          <table:table-cell office:value-type="string">
            <text:p>Amulet_of_Health_+2</text:p>
          </table:table-cell>
          <table:table-cell office:value-type="float" office:value="16828979">
            <text:p>1682897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]&gt;=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913">
            <text:p>16828913</text:p>
          </table:table-cell>
          <table:table-cell office:value-type="string">
            <text:p>Amulet_of_Health_+4</text:p>
          </table:table-cell>
          <table:table-cell office:value-type="float" office:value="16828980">
            <text:p>1682898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]&gt;=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914">
            <text:p>16828914</text:p>
          </table:table-cell>
          <table:table-cell office:value-type="string">
            <text:p>Amulet_of_Health_+6</text:p>
          </table:table-cell>
          <table:table-cell office:value-type="float" office:value="16828981">
            <text:p>1682898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6]&gt;=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80">
            <text:p>13380</text:p>
          </table:table-cell>
          <table:table-cell office:value-type="string">
            <text:p>Amulet_of_Natural_Armor_+1</text:p>
          </table:table-cell>
          <table:table-cell office:value-type="float" office:value="16828982">
            <text:p>1682898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7]&gt;=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398">
            <text:p>13398</text:p>
          </table:table-cell>
          <table:table-cell office:value-type="string">
            <text:p>Amulet_of_Natural_Armor_+2</text:p>
          </table:table-cell>
          <table:table-cell office:value-type="float" office:value="16828983">
            <text:p>1682898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8]&gt;=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99">
            <text:p>13399</text:p>
          </table:table-cell>
          <table:table-cell office:value-type="string">
            <text:p>Amulet_of_Natural_Armor_+3</text:p>
          </table:table-cell>
          <table:table-cell office:value-type="float" office:value="16828984">
            <text:p>1682898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9]&gt;=20;AND(NOT([.Q9]=&quot;****&quot;);[.Q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00">
            <text:p>13400</text:p>
          </table:table-cell>
          <table:table-cell office:value-type="string">
            <text:p>Amulet_of_Natural_Armor_+4</text:p>
          </table:table-cell>
          <table:table-cell office:value-type="float" office:value="16828985">
            <text:p>1682898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32000">
            <text:p>3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0]&gt;=20;AND(NOT([.Q10]=&quot;****&quot;);[.Q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01">
            <text:p>13401</text:p>
          </table:table-cell>
          <table:table-cell office:value-type="string">
            <text:p>Amulet_of_Natural_Armor_+5</text:p>
          </table:table-cell>
          <table:table-cell office:value-type="float" office:value="16828986">
            <text:p>1682898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11]&gt;=20;AND(NOT([.Q11]=&quot;****&quot;);[.Q1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915">
            <text:p>16828915</text:p>
          </table:table-cell>
          <table:table-cell office:value-type="string">
            <text:p>Amulet_of_Epic_Natural_Armor_+6</text:p>
          </table:table-cell>
          <table:table-cell office:value-type="float" office:value="16828987">
            <text:p>168289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720000">
            <text:p>7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2]&gt;=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916">
            <text:p>16828916</text:p>
          </table:table-cell>
          <table:table-cell office:value-type="string">
            <text:p>Amulet_of_Epic_Natural_Armor_+7</text:p>
          </table:table-cell>
          <table:table-cell office:value-type="float" office:value="16828988">
            <text:p>1682898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980000">
            <text:p>9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3]&gt;=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917">
            <text:p>16828917</text:p>
          </table:table-cell>
          <table:table-cell office:value-type="string">
            <text:p>Amulet_of_Epic_Natural_Armor_+8</text:p>
          </table:table-cell>
          <table:table-cell office:value-type="float" office:value="16828989">
            <text:p>16828989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280000">
            <text:p>12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4]&gt;=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918">
            <text:p>16828918</text:p>
          </table:table-cell>
          <table:table-cell office:value-type="string">
            <text:p>Amulet_of_Epic_Natural_Armor_+9</text:p>
          </table:table-cell>
          <table:table-cell office:value-type="float" office:value="16828990">
            <text:p>16828990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620000">
            <text:p>16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5]&gt;=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919">
            <text:p>16828919</text:p>
          </table:table-cell>
          <table:table-cell office:value-type="string">
            <text:p>Amulet_of_Epic_Natural_Armor_+10</text:p>
          </table:table-cell>
          <table:table-cell office:value-type="float" office:value="16828991">
            <text:p>16828991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000">
            <text:p>200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6]&gt;=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920">
            <text:p>16828920</text:p>
          </table:table-cell>
          <table:table-cell office:value-type="string">
            <text:p>Belt_of_Giant_Strength_+4</text:p>
          </table:table-cell>
          <table:table-cell office:value-type="float" office:value="16828992">
            <text:p>1682899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7]&gt;=20;AND(NOT([.Q17]=&quot;****&quot;);[.Q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921">
            <text:p>16828921</text:p>
          </table:table-cell>
          <table:table-cell office:value-type="string">
            <text:p>Belt_of_Giant_Strength_+6</text:p>
          </table:table-cell>
          <table:table-cell office:value-type="float" office:value="16828993">
            <text:p>1682899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8]&gt;=20;AND(NOT([.Q18]=&quot;****&quot;);[.Q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922">
            <text:p>16828922</text:p>
          </table:table-cell>
          <table:table-cell office:value-type="string">
            <text:p>Belt_of_Epic_Strength_+8</text:p>
          </table:table-cell>
          <table:table-cell office:value-type="float" office:value="16828994">
            <text:p>168289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9]&gt;=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923">
            <text:p>16828923</text:p>
          </table:table-cell>
          <table:table-cell office:value-type="string">
            <text:p>Belt_of_Epic_Strength_+10</text:p>
          </table:table-cell>
          <table:table-cell office:value-type="float" office:value="16828995">
            <text:p>1682899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0]&gt;=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924">
            <text:p>16828924</text:p>
          </table:table-cell>
          <table:table-cell office:value-type="string">
            <text:p>Belt_of_Epic_Strength_+12</text:p>
          </table:table-cell>
          <table:table-cell office:value-type="float" office:value="16828996">
            <text:p>168289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21]&gt;=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37">
            <text:p>13337</text:p>
          </table:table-cell>
          <table:table-cell office:value-type="string">
            <text:p>Boots_of_Elvenkind</text:p>
          </table:table-cell>
          <table:table-cell office:value-type="float" office:value="16828997">
            <text:p>1682899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22]&gt;=20;AND(NOT([.Q22]=&quot;****&quot;);[.Q2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343">
            <text:p>13343</text:p>
          </table:table-cell>
          <table:table-cell office:value-type="string">
            <text:p>Boots_of_Speed</text:p>
          </table:table-cell>
          <table:table-cell office:value-type="float" office:value="16828998">
            <text:p>1682899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23]&gt;=20;AND(NOT([.Q23]=&quot;****&quot;);[.Q2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925">
            <text:p>16828925</text:p>
          </table:table-cell>
          <table:table-cell office:value-type="string">
            <text:p>Boots_of_Swiftness</text:p>
          </table:table-cell>
          <table:table-cell office:value-type="float" office:value="16828999">
            <text:p>1682899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8" office:value-type="string">
            <text:p>****</text:p>
          </table:table-cell>
          <table:table-cell office:value-type="float" office:value="256000">
            <text:p>256000</text:p>
          </table:table-cell>
          <table:table-cell office:value-type="float" office:value="26">
            <text:p>26</text:p>
          </table:table-cell>
          <table:table-cell table:number-columns-repeated="12" office:value-type="string">
            <text:p>****</text:p>
          </table:table-cell>
          <table:table-cell table:formula="oooc:=(OR([.F24]&gt;=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828926">
            <text:p>16828926</text:p>
          </table:table-cell>
          <table:table-cell office:value-type="string">
            <text:p>Boots_of_Teleportation</text:p>
          </table:table-cell>
          <table:table-cell office:value-type="float" office:value="16829000">
            <text:p>16829000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5]&gt;=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314">
            <text:p>48314</text:p>
          </table:table-cell>
          <table:table-cell office:value-type="string">
            <text:p>Boots_of_the_Winterlands</text:p>
          </table:table-cell>
          <table:table-cell office:value-type="float" office:value="16829001">
            <text:p>1682900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PASS_WITHOUT_TRACE</text:p>
          </table:table-cell>
          <table:table-cell table:number-columns-repeated="5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table:number-columns-repeated="12" office:value-type="string">
            <text:p>****</text:p>
          </table:table-cell>
          <table:table-cell table:formula="oooc:=(OR([.F26]&gt;=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350">
            <text:p>13350</text:p>
          </table:table-cell>
          <table:table-cell office:value-type="string">
            <text:p>Bracers_of_Armor_+1</text:p>
          </table:table-cell>
          <table:table-cell office:value-type="float" office:value="16829002">
            <text:p>1682900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27]&gt;=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356">
            <text:p>13356</text:p>
          </table:table-cell>
          <table:table-cell office:value-type="string">
            <text:p>Bracers_of_Armor_+2</text:p>
          </table:table-cell>
          <table:table-cell office:value-type="float" office:value="16829003">
            <text:p>1682900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8]&gt;=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357">
            <text:p>13357</text:p>
          </table:table-cell>
          <table:table-cell office:value-type="string">
            <text:p>Bracers_of_Armor_+3</text:p>
          </table:table-cell>
          <table:table-cell office:value-type="float" office:value="16829004">
            <text:p>1682900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29]&gt;=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358">
            <text:p>13358</text:p>
          </table:table-cell>
          <table:table-cell office:value-type="string">
            <text:p>Bracers_of_Armor_+4</text:p>
          </table:table-cell>
          <table:table-cell office:value-type="float" office:value="16829005">
            <text:p>1682900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=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359">
            <text:p>13359</text:p>
          </table:table-cell>
          <table:table-cell office:value-type="string">
            <text:p>Bracers_of_Armor_+5</text:p>
          </table:table-cell>
          <table:table-cell office:value-type="float" office:value="16829006">
            <text:p>1682900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31]&gt;=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0846">
            <text:p>90846</text:p>
          </table:table-cell>
          <table:table-cell office:value-type="string">
            <text:p>Bracers_of_Armor_+6</text:p>
          </table:table-cell>
          <table:table-cell office:value-type="float" office:value="16829007">
            <text:p>1682900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2]&gt;=20;AND(NOT([.Q32]=&quot;****&quot;);[.Q3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0847">
            <text:p>90847</text:p>
          </table:table-cell>
          <table:table-cell office:value-type="string">
            <text:p>Bracers_of_Armor_+7</text:p>
          </table:table-cell>
          <table:table-cell office:value-type="float" office:value="16829008">
            <text:p>1682900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=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0848">
            <text:p>90848</text:p>
          </table:table-cell>
          <table:table-cell office:value-type="string">
            <text:p>Bracers_of_Armor_+8</text:p>
          </table:table-cell>
          <table:table-cell office:value-type="float" office:value="16829009">
            <text:p>1682900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64000">
            <text:p>6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4]&gt;=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828927">
            <text:p>16828927</text:p>
          </table:table-cell>
          <table:table-cell office:value-type="string">
            <text:p>Bracers_of_Epic_Armor_+11</text:p>
          </table:table-cell>
          <table:table-cell office:value-type="float" office:value="16829010">
            <text:p>1682901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210000">
            <text:p>121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35]&gt;=20;AND(NOT([.Q35]=&quot;****&quot;);[.Q3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828928">
            <text:p>16828928</text:p>
          </table:table-cell>
          <table:table-cell office:value-type="string">
            <text:p>Bracers_of_Epic_Armor_+12</text:p>
          </table:table-cell>
          <table:table-cell office:value-type="float" office:value="16829011">
            <text:p>16829011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36]&gt;=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828929">
            <text:p>16828929</text:p>
          </table:table-cell>
          <table:table-cell office:value-type="string">
            <text:p>Bracers_of_Epic_Armor_+13</text:p>
          </table:table-cell>
          <table:table-cell office:value-type="float" office:value="16829012">
            <text:p>16829012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90000">
            <text:p>169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37]&gt;=20;AND(NOT([.Q37]=&quot;****&quot;);[.Q3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828930">
            <text:p>16828930</text:p>
          </table:table-cell>
          <table:table-cell office:value-type="string">
            <text:p>Bracers_of_Epic_Armor_+14</text:p>
          </table:table-cell>
          <table:table-cell office:value-type="float" office:value="16829013">
            <text:p>16829013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960000">
            <text:p>196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38]&gt;=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828931">
            <text:p>16828931</text:p>
          </table:table-cell>
          <table:table-cell office:value-type="string">
            <text:p>Bracers_of_Epic_Armor_+15</text:p>
          </table:table-cell>
          <table:table-cell office:value-type="float" office:value="16829014">
            <text:p>1682901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250000">
            <text:p>225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39]&gt;=20;AND(NOT([.Q39]=&quot;****&quot;);[.Q3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828932">
            <text:p>16828932</text:p>
          </table:table-cell>
          <table:table-cell office:value-type="string">
            <text:p>Bracers_of_Epic_Health_+8</text:p>
          </table:table-cell>
          <table:table-cell office:value-type="float" office:value="16829015">
            <text:p>168290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0]&gt;=20;AND(NOT([.Q40]=&quot;****&quot;);[.Q4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828933">
            <text:p>16828933</text:p>
          </table:table-cell>
          <table:table-cell office:value-type="string">
            <text:p>Bracers_of_Epic_Health_+10</text:p>
          </table:table-cell>
          <table:table-cell office:value-type="float" office:value="16829016">
            <text:p>1682901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=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28934">
            <text:p>16828934</text:p>
          </table:table-cell>
          <table:table-cell office:value-type="string">
            <text:p>Bracers_of_Epic_Health_+12</text:p>
          </table:table-cell>
          <table:table-cell office:value-type="float" office:value="16829017">
            <text:p>1682901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42]&gt;=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828935">
            <text:p>16828935</text:p>
          </table:table-cell>
          <table:table-cell office:value-type="string">
            <text:p>Bracers_of_Relentless_Might</text:p>
          </table:table-cell>
          <table:table-cell office:value-type="float" office:value="16829018">
            <text:p>168290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ENLARGE</text:p>
          </table:table-cell>
          <table:table-cell table:number-columns-repeated="5" office:value-type="string">
            <text:p>****</text:p>
          </table:table-cell>
          <table:table-cell office:value-type="float" office:value="4384000">
            <text:p>438400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 office:value-type="string">
            <text:p>****</text:p>
          </table:table-cell>
          <table:table-cell table:formula="oooc:=(OR([.F43]&gt;=20;AND(NOT([.Q43]=&quot;****&quot;);[.Q4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887">
            <text:p>48887</text:p>
          </table:table-cell>
          <table:table-cell office:value-type="string">
            <text:p>Brooch_of_Shielding</text:p>
          </table:table-cell>
          <table:table-cell office:value-type="float" office:value="16829019">
            <text:p>168290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7" office:value-type="string">
            <text:p>****</text:p>
          </table:table-cell>
          <table:table-cell office:value-type="float" office:value="1500">
            <text:p>15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44]&gt;=20;AND(NOT([.Q44]=&quot;****&quot;);[.Q4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646">
            <text:p>40646</text:p>
          </table:table-cell>
          <table:table-cell office:value-type="string">
            <text:p>Circlet_of_Blasting_Minor</text:p>
          </table:table-cell>
          <table:table-cell office:value-type="float" office:value="16829020">
            <text:p>16829020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6480">
            <text:p>648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5]&gt;=20;AND(NOT([.Q45]=&quot;****&quot;);[.Q4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648">
            <text:p>40648</text:p>
          </table:table-cell>
          <table:table-cell office:value-type="string">
            <text:p>Circlet_of_Blasting_Major</text:p>
          </table:table-cell>
          <table:table-cell office:value-type="float" office:value="16829021">
            <text:p>168290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23760">
            <text:p>237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6]&gt;=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936">
            <text:p>16828936</text:p>
          </table:table-cell>
          <table:table-cell office:value-type="string">
            <text:p>Circlet_of_Persuasion</text:p>
          </table:table-cell>
          <table:table-cell office:value-type="float" office:value="16829022">
            <text:p>1682902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47]&gt;=20;AND(NOT([.Q47]=&quot;****&quot;);[.Q4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6543">
            <text:p>66543</text:p>
          </table:table-cell>
          <table:table-cell office:value-type="string">
            <text:p>Cloak_of_Arachnida</text:p>
          </table:table-cell>
          <table:table-cell office:value-type="float" office:value="16829023">
            <text:p>1682902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11" office:value-type="string">
            <text:p>****</text:p>
          </table:table-cell>
          <table:table-cell office:value-type="float" office:value="14000">
            <text:p>14000</text:p>
          </table:table-cell>
          <table:table-cell office:value-type="float" office:value="80">
            <text:p>80</text:p>
          </table:table-cell>
          <table:table-cell table:number-columns-repeated="12" office:value-type="string">
            <text:p>****</text:p>
          </table:table-cell>
          <table:table-cell table:formula="oooc:=(OR([.F48]&gt;=20;AND(NOT([.Q48]=&quot;****&quot;);[.Q48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545">
            <text:p>66545</text:p>
          </table:table-cell>
          <table:table-cell office:value-type="string">
            <text:p>Cloak_of_the_Bat</text:p>
          </table:table-cell>
          <table:table-cell office:value-type="float" office:value="16829024">
            <text:p>1682902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FLY</text:p>
          </table:table-cell>
          <table:table-cell table:number-columns-repeated="6" office:value-type="string">
            <text:p>****</text:p>
          </table:table-cell>
          <table:table-cell office:value-type="float" office:value="26000">
            <text:p>26000</text:p>
          </table:table-cell>
          <table:table-cell office:value-type="float" office:value="80">
            <text:p>80</text:p>
          </table:table-cell>
          <table:table-cell table:number-columns-repeated="12" office:value-type="string">
            <text:p>****</text:p>
          </table:table-cell>
          <table:table-cell table:formula="oooc:=(OR([.F49]&gt;=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937">
            <text:p>16828937</text:p>
          </table:table-cell>
          <table:table-cell office:value-type="string">
            <text:p>Cloak_of_Charisma_+2</text:p>
          </table:table-cell>
          <table:table-cell office:value-type="float" office:value="16829025">
            <text:p>1682902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0]&gt;=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938">
            <text:p>16828938</text:p>
          </table:table-cell>
          <table:table-cell office:value-type="string">
            <text:p>Cloak_of_Charisma_+4</text:p>
          </table:table-cell>
          <table:table-cell office:value-type="float" office:value="16829026">
            <text:p>1682902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1]&gt;=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939">
            <text:p>16828939</text:p>
          </table:table-cell>
          <table:table-cell office:value-type="string">
            <text:p>Cloak_of_Charisma_+6</text:p>
          </table:table-cell>
          <table:table-cell office:value-type="float" office:value="16829027">
            <text:p>1682902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2]&gt;=20;AND(NOT([.Q52]=&quot;****&quot;);[.Q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940">
            <text:p>16828940</text:p>
          </table:table-cell>
          <table:table-cell office:value-type="string">
            <text:p>Cloak_of_Epic_Charisma_+8</text:p>
          </table:table-cell>
          <table:table-cell office:value-type="float" office:value="16829028">
            <text:p>1682902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3]&gt;=20;AND(NOT([.Q53]=&quot;****&quot;);[.Q5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941">
            <text:p>16828941</text:p>
          </table:table-cell>
          <table:table-cell office:value-type="string">
            <text:p>Cloak_of_Epic_Charisma_+10</text:p>
          </table:table-cell>
          <table:table-cell office:value-type="float" office:value="16829029">
            <text:p>1682902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4]&gt;=20;AND(NOT([.Q54]=&quot;****&quot;);[.Q5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942">
            <text:p>16828942</text:p>
          </table:table-cell>
          <table:table-cell office:value-type="string">
            <text:p>Cloak_of_Epic_Charisma_+12</text:p>
          </table:table-cell>
          <table:table-cell office:value-type="float" office:value="16829030">
            <text:p>168290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55]&gt;=20;AND(NOT([.Q55]=&quot;****&quot;);[.Q5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943">
            <text:p>16828943</text:p>
          </table:table-cell>
          <table:table-cell office:value-type="string">
            <text:p>Cloak_of_Displacement_Minor</text:p>
          </table:table-cell>
          <table:table-cell office:value-type="float" office:value="16829031">
            <text:p>1682903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24000">
            <text:p>24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6]&gt;=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944">
            <text:p>16828944</text:p>
          </table:table-cell>
          <table:table-cell office:value-type="string">
            <text:p>Cloak_of_Displacement_Major</text:p>
          </table:table-cell>
          <table:table-cell office:value-type="float" office:value="16829032">
            <text:p>1682903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7]&gt;=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806">
            <text:p>13806</text:p>
          </table:table-cell>
          <table:table-cell office:value-type="string">
            <text:p>Cloak_of_Elvenkind</text:p>
          </table:table-cell>
          <table:table-cell office:value-type="float" office:value="16829033">
            <text:p>1682903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8]&gt;=20;AND(NOT([.Q58]=&quot;****&quot;);[.Q5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945">
            <text:p>16828945</text:p>
          </table:table-cell>
          <table:table-cell office:value-type="string">
            <text:p>Cloak_of_Etherealness</text:p>
          </table:table-cell>
          <table:table-cell office:value-type="float" office:value="16829034">
            <text:p>1682903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55000">
            <text:p>55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9]&gt;=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097">
            <text:p>66097</text:p>
          </table:table-cell>
          <table:table-cell office:value-type="string">
            <text:p>Cloak_of_Resistance_+1</text:p>
          </table:table-cell>
          <table:table-cell office:value-type="float" office:value="16829035">
            <text:p>1682903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60]&gt;=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539">
            <text:p>66539</text:p>
          </table:table-cell>
          <table:table-cell office:value-type="string">
            <text:p>Cloak_of_Resistance_+2</text:p>
          </table:table-cell>
          <table:table-cell office:value-type="float" office:value="16829036">
            <text:p>1682903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61]&gt;=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540">
            <text:p>66540</text:p>
          </table:table-cell>
          <table:table-cell office:value-type="string">
            <text:p>Cloak_of_Resistance_+3</text:p>
          </table:table-cell>
          <table:table-cell office:value-type="float" office:value="16829037">
            <text:p>1682903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2]&gt;=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541">
            <text:p>66541</text:p>
          </table:table-cell>
          <table:table-cell office:value-type="string">
            <text:p>Cloak_of_Resistance_+4</text:p>
          </table:table-cell>
          <table:table-cell office:value-type="float" office:value="16829038">
            <text:p>1682903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63]&gt;=20;AND(NOT([.Q63]=&quot;****&quot;);[.Q6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542">
            <text:p>66542</text:p>
          </table:table-cell>
          <table:table-cell office:value-type="string">
            <text:p>Cloak_of_Resistance_+5</text:p>
          </table:table-cell>
          <table:table-cell office:value-type="float" office:value="16829039">
            <text:p>1682903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64]&gt;=20;AND(NOT([.Q64]=&quot;****&quot;);[.Q64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46">
            <text:p>16828946</text:p>
          </table:table-cell>
          <table:table-cell office:value-type="string">
            <text:p>Cloak_of_Epic_Resistance_+6</text:p>
          </table:table-cell>
          <table:table-cell office:value-type="float" office:value="16829040">
            <text:p>168290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360000">
            <text:p>36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65]&gt;=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47">
            <text:p>16828947</text:p>
          </table:table-cell>
          <table:table-cell office:value-type="string">
            <text:p>Cloak_of_Epic_Resistance_+7</text:p>
          </table:table-cell>
          <table:table-cell office:value-type="float" office:value="16829041">
            <text:p>1682904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90000">
            <text:p>49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66]&gt;=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948">
            <text:p>16828948</text:p>
          </table:table-cell>
          <table:table-cell office:value-type="string">
            <text:p>Cloak_of_Epic_Resistance_+8</text:p>
          </table:table-cell>
          <table:table-cell office:value-type="float" office:value="16829042">
            <text:p>1682904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7]&gt;=20;AND(NOT([.Q67]=&quot;****&quot;);[.Q67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828949">
            <text:p>16828949</text:p>
          </table:table-cell>
          <table:table-cell office:value-type="string">
            <text:p>Cloak_of_Epic_Resistance_+9</text:p>
          </table:table-cell>
          <table:table-cell office:value-type="float" office:value="16829043">
            <text:p>16829043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810000">
            <text:p>81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68]&gt;=20;AND(NOT([.Q68]=&quot;****&quot;);[.Q6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828950">
            <text:p>16828950</text:p>
          </table:table-cell>
          <table:table-cell office:value-type="string">
            <text:p>Cloak_of_Epic_Resistance_+10</text:p>
          </table:table-cell>
          <table:table-cell office:value-type="float" office:value="16829044">
            <text:p>1682904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69]&gt;=20;AND(NOT([.Q69]=&quot;****&quot;);[.Q69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650">
            <text:p>40650</text:p>
          </table:table-cell>
          <table:table-cell office:value-type="string">
            <text:p>Eyes_of_Charming</text:p>
          </table:table-cell>
          <table:table-cell office:value-type="float" office:value="16829045">
            <text:p>1682904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 office:value-type="string">
            <text:p>****</text:p>
          </table:table-cell>
          <table:table-cell office:value-type="float" office:value="56000">
            <text:p>56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70]&gt;=20;AND(NOT([.Q70]=&quot;****&quot;);[.Q7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652">
            <text:p>40652</text:p>
          </table:table-cell>
          <table:table-cell office:value-type="string">
            <text:p>Eyes_of_Doom</text:p>
          </table:table-cell>
          <table:table-cell office:value-type="float" office:value="16829046">
            <text:p>1682904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DEATHWATCH</text:p>
          </table:table-cell>
          <table:table-cell office:value-type="float" office:value="54">
            <text:p>54</text:p>
          </table:table-cell>
          <table:table-cell table:number-columns-repeated="5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71]&gt;=20;AND(NOT([.Q71]=&quot;****&quot;);[.Q71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654">
            <text:p>40654</text:p>
          </table:table-cell>
          <table:table-cell office:value-type="string">
            <text:p>Eyes_of_the_Eagle</text:p>
          </table:table-cell>
          <table:table-cell office:value-type="float" office:value="16829047">
            <text:p>1682904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72]&gt;=20;AND(NOT([.Q72]=&quot;****&quot;);[.Q7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656">
            <text:p>40656</text:p>
          </table:table-cell>
          <table:table-cell office:value-type="string">
            <text:p>Eyes_of_Petrification</text:p>
          </table:table-cell>
          <table:table-cell office:value-type="float" office:value="16829048">
            <text:p>1682904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number-columns-repeated="7" office:value-type="string">
            <text:p>****</text:p>
          </table:table-cell>
          <table:table-cell office:value-type="float" office:value="98000">
            <text:p>980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73]&gt;=20;AND(NOT([.Q73]=&quot;****&quot;);[.Q7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783">
            <text:p>67783</text:p>
          </table:table-cell>
          <table:table-cell office:value-type="string">
            <text:p>Gauntlets_of_Ogre_Power</text:p>
          </table:table-cell>
          <table:table-cell office:value-type="float" office:value="16829049">
            <text:p>1682904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74]&gt;=20;AND(NOT([.Q74]=&quot;****&quot;);[.Q7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828951">
            <text:p>16828951</text:p>
          </table:table-cell>
          <table:table-cell office:value-type="string">
            <text:p>Gloves_of_Dexterity_+2</text:p>
          </table:table-cell>
          <table:table-cell office:value-type="float" office:value="16829050">
            <text:p>1682905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75]&gt;=20;AND(NOT([.Q75]=&quot;****&quot;);[.Q7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828952">
            <text:p>16828952</text:p>
          </table:table-cell>
          <table:table-cell office:value-type="string">
            <text:p>Gloves_of_Dexterity_+4</text:p>
          </table:table-cell>
          <table:table-cell office:value-type="float" office:value="16829051">
            <text:p>1682905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6]&gt;=20;AND(NOT([.Q76]=&quot;****&quot;);[.Q7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828953">
            <text:p>16828953</text:p>
          </table:table-cell>
          <table:table-cell office:value-type="string">
            <text:p>Gloves_of_Dexterity_+6</text:p>
          </table:table-cell>
          <table:table-cell office:value-type="float" office:value="16829052">
            <text:p>1682905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77]&gt;=20;AND(NOT([.Q77]=&quot;****&quot;);[.Q7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828954">
            <text:p>16828954</text:p>
          </table:table-cell>
          <table:table-cell office:value-type="string">
            <text:p>Gloves_of_Epic_Dexterity_+8</text:p>
          </table:table-cell>
          <table:table-cell office:value-type="float" office:value="16829053">
            <text:p>1682905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78]&gt;=20;AND(NOT([.Q78]=&quot;****&quot;);[.Q7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828955">
            <text:p>16828955</text:p>
          </table:table-cell>
          <table:table-cell office:value-type="string">
            <text:p>Gloves_of_Epic_Dexterity_+10</text:p>
          </table:table-cell>
          <table:table-cell office:value-type="float" office:value="16829054">
            <text:p>1682905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79]&gt;=20;AND(NOT([.Q79]=&quot;****&quot;);[.Q7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828956">
            <text:p>16828956</text:p>
          </table:table-cell>
          <table:table-cell office:value-type="string">
            <text:p>Gloves_of_Epic_Dexterity_+12</text:p>
          </table:table-cell>
          <table:table-cell office:value-type="float" office:value="16829055">
            <text:p>1682905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80]&gt;=20;AND(NOT([.Q80]=&quot;****&quot;);[.Q8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658">
            <text:p>40658</text:p>
          </table:table-cell>
          <table:table-cell office:value-type="string">
            <text:p>Goggles_of_Minute_Seeing</text:p>
          </table:table-cell>
          <table:table-cell office:value-type="float" office:value="16829056">
            <text:p>168290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50">
            <text:p>125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1]&gt;=20;AND(NOT([.Q81]=&quot;****&quot;);[.Q8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660">
            <text:p>40660</text:p>
          </table:table-cell>
          <table:table-cell office:value-type="string">
            <text:p>Goggles_of_Night</text:p>
          </table:table-cell>
          <table:table-cell office:value-type="float" office:value="16829057">
            <text:p>1682905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DARKVISION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table:number-columns-repeated="13" office:value-type="string">
            <text:p>****</text:p>
          </table:table-cell>
          <table:table-cell table:formula="oooc:=(OR([.F82]&gt;=20;AND(NOT([.Q82]=&quot;****&quot;);[.Q8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828957">
            <text:p>16828957</text:p>
          </table:table-cell>
          <table:table-cell office:value-type="string">
            <text:p>Hand_of_Glory</text:p>
          </table:table-cell>
          <table:table-cell office:value-type="float" office:value="16829058">
            <text:p>16829058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8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style-name="Default" table:formula="oooc:=(OR([.F83]&gt;=20;AND(NOT([.Q83]=&quot;****&quot;);[.Q8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6828958">
            <text:p>16828958</text:p>
          </table:table-cell>
          <table:table-cell office:value-type="string">
            <text:p>Hand_of_the_Mage</text:p>
          </table:table-cell>
          <table:table-cell office:value-type="float" office:value="16829059">
            <text:p>1682905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style-name="Default" table:formula="oooc:=(OR([.F84]&gt;=20;AND(NOT([.Q84]=&quot;****&quot;);[.Q8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662">
            <text:p>40662</text:p>
          </table:table-cell>
          <table:table-cell office:value-type="string">
            <text:p>Headband_of_Intellect_+2</text:p>
          </table:table-cell>
          <table:table-cell office:value-type="float" office:value="16829060">
            <text:p>1682906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table:formula="oooc:=(OR([.F85]&gt;=20;AND(NOT([.Q85]=&quot;****&quot;);[.Q8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664">
            <text:p>40664</text:p>
          </table:table-cell>
          <table:table-cell office:value-type="string">
            <text:p>Headband_of_Intellect_+4</text:p>
          </table:table-cell>
          <table:table-cell office:value-type="float" office:value="16829061">
            <text:p>1682906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style-name="Default" table:formula="oooc:=(OR([.F86]&gt;=20;AND(NOT([.Q86]=&quot;****&quot;);[.Q8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665">
            <text:p>40665</text:p>
          </table:table-cell>
          <table:table-cell office:value-type="string">
            <text:p>Headband_of_Intellect_+6</text:p>
          </table:table-cell>
          <table:table-cell office:value-type="float" office:value="16829062">
            <text:p>1682906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style-name="Default" table:formula="oooc:=(OR([.F87]&gt;=20;AND(NOT([.Q87]=&quot;****&quot;);[.Q8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828959">
            <text:p>16828959</text:p>
          </table:table-cell>
          <table:table-cell office:value-type="string">
            <text:p>Headband_of_Epic_Intellect_+8</text:p>
          </table:table-cell>
          <table:table-cell office:value-type="float" office:value="16829063">
            <text:p>1682906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style-name="Default" table:formula="oooc:=(OR([.F88]&gt;=20;AND(NOT([.Q88]=&quot;****&quot;);[.Q8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828960">
            <text:p>16828960</text:p>
          </table:table-cell>
          <table:table-cell office:value-type="string">
            <text:p>Headband_of_Epic_Intellect_+10</text:p>
          </table:table-cell>
          <table:table-cell office:value-type="float" office:value="16829064">
            <text:p>1682906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style-name="Default" table:formula="oooc:=(OR([.F89]&gt;=20;AND(NOT([.Q89]=&quot;****&quot;);[.Q8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828961">
            <text:p>16828961</text:p>
          </table:table-cell>
          <table:table-cell office:value-type="string">
            <text:p>Headband_of_Epic_Intellect_+12</text:p>
          </table:table-cell>
          <table:table-cell office:value-type="float" office:value="16829065">
            <text:p>1682906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style-name="Default" table:formula="oooc:=(OR([.F90]&gt;=20;AND(NOT([.Q90]=&quot;****&quot;);[.Q9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666">
            <text:p>40666</text:p>
          </table:table-cell>
          <table:table-cell office:value-type="string">
            <text:p>Helm_of_Brilliance</text:p>
          </table:table-cell>
          <table:table-cell office:value-type="float" office:value="16829066">
            <text:p>1682906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11" office:value-type="string">
            <text:p>****</text:p>
          </table:table-cell>
          <table:table-cell office:value-type="float" office:value="125000">
            <text:p>125000</text:p>
          </table:table-cell>
          <table:table-cell table:number-columns-repeated="13" office:value-type="string">
            <text:p>****</text:p>
          </table:table-cell>
          <table:table-cell table:style-name="Default" table:formula="oooc:=(OR([.F91]&gt;=20;AND(NOT([.Q91]=&quot;****&quot;);[.Q9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6828962">
            <text:p>16828962</text:p>
          </table:table-cell>
          <table:table-cell office:value-type="string">
            <text:p>Helm_of_Teleportation</text:p>
          </table:table-cell>
          <table:table-cell office:value-type="float" office:value="16829067">
            <text:p>1682906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73500">
            <text:p>735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style-name="Default" table:formula="oooc:=(OR([.F92]&gt;=20;AND(NOT([.Q92]=&quot;****&quot;);[.Q9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828963">
            <text:p>16828963</text:p>
          </table:table-cell>
          <table:table-cell office:value-type="string">
            <text:p>Mantle_of_Spell_Resistance</text:p>
          </table:table-cell>
          <table:table-cell office:value-type="float" office:value="16829068">
            <text:p>1682906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90000">
            <text:p>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style-name="Default" table:formula="oooc:=(OR([.F93]&gt;=20;AND(NOT([.Q93]=&quot;****&quot;);[.Q9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028">
            <text:p>91028</text:p>
          </table:table-cell>
          <table:table-cell office:value-type="string">
            <text:p>Mantle_of_Epic_Spell_Resistance</text:p>
          </table:table-cell>
          <table:table-cell office:value-type="float" office:value="16829069">
            <text:p>16829069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290000">
            <text:p>2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style-name="Default" table:formula="oooc:=(OR([.F94]&gt;=20;AND(NOT([.Q94]=&quot;****&quot;);[.Q9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860">
            <text:p>90860</text:p>
          </table:table-cell>
          <table:table-cell office:value-type="string">
            <text:p>Mantle_of_Great_Stealth</text:p>
          </table:table-cell>
          <table:table-cell office:value-type="float" office:value="16829070">
            <text:p>168290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8" office:value-type="string">
            <text:p>****</text:p>
          </table:table-cell>
          <table:table-cell office:value-type="float" office:value="242000">
            <text:p>242000</text:p>
          </table:table-cell>
          <table:table-cell office:value-type="float" office:value="80">
            <text:p>80</text:p>
          </table:table-cell>
          <table:table-cell table:number-columns-repeated="12" office:value-type="string">
            <text:p>****</text:p>
          </table:table-cell>
          <table:table-cell table:style-name="Default" table:formula="oooc:=(OR([.F95]&gt;=20;AND(NOT([.Q95]=&quot;****&quot;);[.Q9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0452">
            <text:p>90452</text:p>
          </table:table-cell>
          <table:table-cell office:value-type="string">
            <text:p>Mask_of_the_Skull</text:p>
          </table:table-cell>
          <table:table-cell office:value-type="float" office:value="16829071">
            <text:p>1682907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8" office:value-type="string">
            <text:p>****</text:p>
          </table:table-cell>
          <table:table-cell office:value-type="float" office:value="22000">
            <text:p>220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style-name="Default" table:formula="oooc:=(OR([.F96]&gt;=20;AND(NOT([.Q96]=&quot;****&quot;);[.Q9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828964">
            <text:p>16828964</text:p>
          </table:table-cell>
          <table:table-cell office:value-type="string">
            <text:p>Necklace_of_Adaptation</text:p>
          </table:table-cell>
          <table:table-cell office:value-type="float" office:value="16829072">
            <text:p>168290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97]&gt;=20;AND(NOT([.Q97]=&quot;****&quot;);[.Q9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828965">
            <text:p>16828965</text:p>
          </table:table-cell>
          <table:table-cell office:value-type="string">
            <text:p>Necklace_of_Fireballs_I</text:p>
          </table:table-cell>
          <table:table-cell office:value-type="float" office:value="16829073">
            <text:p>1682907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1650">
            <text:p>1650</text:p>
          </table:table-cell>
          <table:table-cell table:number-columns-repeated="13" office:value-type="string">
            <text:p>****</text:p>
          </table:table-cell>
          <table:table-cell table:formula="oooc:=(OR([.F98]&gt;=20;AND(NOT([.Q98]=&quot;****&quot;);[.Q9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828966">
            <text:p>16828966</text:p>
          </table:table-cell>
          <table:table-cell office:value-type="string">
            <text:p>Necklace_of_Fireballs_II</text:p>
          </table:table-cell>
          <table:table-cell office:value-type="float" office:value="16829074">
            <text:p>168290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****</text:p>
          </table:table-cell>
          <table:table-cell office:value-type="float" office:value="2700">
            <text:p>2700</text:p>
          </table:table-cell>
          <table:table-cell table:number-columns-repeated="13" office:value-type="string">
            <text:p>****</text:p>
          </table:table-cell>
          <table:table-cell table:formula="oooc:=(OR([.F99]&gt;=20;AND(NOT([.Q99]=&quot;****&quot;);[.Q9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828967">
            <text:p>16828967</text:p>
          </table:table-cell>
          <table:table-cell office:value-type="string">
            <text:p>Necklace_of_Fireballs_III</text:p>
          </table:table-cell>
          <table:table-cell office:value-type="float" office:value="16829075">
            <text:p>1682907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****</text:p>
          </table:table-cell>
          <table:table-cell office:value-type="float" office:value="4350">
            <text:p>4350</text:p>
          </table:table-cell>
          <table:table-cell table:number-columns-repeated="13" office:value-type="string">
            <text:p>****</text:p>
          </table:table-cell>
          <table:table-cell table:formula="oooc:=(OR([.F100]&gt;=20;AND(NOT([.Q100]=&quot;****&quot;);[.Q10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828968">
            <text:p>16828968</text:p>
          </table:table-cell>
          <table:table-cell office:value-type="string">
            <text:p>Necklace_of_Fireballs_IV</text:p>
          </table:table-cell>
          <table:table-cell office:value-type="float" office:value="16829076">
            <text:p>1682907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****</text:p>
          </table:table-cell>
          <table:table-cell office:value-type="float" office:value="5400">
            <text:p>5400</text:p>
          </table:table-cell>
          <table:table-cell table:number-columns-repeated="13" office:value-type="string">
            <text:p>****</text:p>
          </table:table-cell>
          <table:table-cell table:formula="oooc:=(OR([.F101]&gt;=20;AND(NOT([.Q101]=&quot;****&quot;);[.Q10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828969">
            <text:p>16828969</text:p>
          </table:table-cell>
          <table:table-cell office:value-type="string">
            <text:p>Necklace_of_Fireballs_V</text:p>
          </table:table-cell>
          <table:table-cell office:value-type="float" office:value="16829077">
            <text:p>1682907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****</text:p>
          </table:table-cell>
          <table:table-cell office:value-type="float" office:value="5850">
            <text:p>5850</text:p>
          </table:table-cell>
          <table:table-cell table:number-columns-repeated="13" office:value-type="string">
            <text:p>****</text:p>
          </table:table-cell>
          <table:table-cell table:formula="oooc:=(OR([.F102]&gt;=20;AND(NOT([.Q102]=&quot;****&quot;);[.Q10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828970">
            <text:p>16828970</text:p>
          </table:table-cell>
          <table:table-cell office:value-type="string">
            <text:p>Necklace_of_Fireballs_VI</text:p>
          </table:table-cell>
          <table:table-cell office:value-type="float" office:value="16829078">
            <text:p>1682907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****</text:p>
          </table:table-cell>
          <table:table-cell office:value-type="float" office:value="8100">
            <text:p>8100</text:p>
          </table:table-cell>
          <table:table-cell table:number-columns-repeated="13" office:value-type="string">
            <text:p>****</text:p>
          </table:table-cell>
          <table:table-cell table:formula="oooc:=(OR([.F103]&gt;=20;AND(NOT([.Q103]=&quot;****&quot;);[.Q10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828971">
            <text:p>16828971</text:p>
          </table:table-cell>
          <table:table-cell office:value-type="string">
            <text:p>Necklace_of_Fireballs_VII</text:p>
          </table:table-cell>
          <table:table-cell office:value-type="float" office:value="16829079">
            <text:p>1682907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****</text:p>
          </table:table-cell>
          <table:table-cell office:value-type="float" office:value="8700">
            <text:p>8700</text:p>
          </table:table-cell>
          <table:table-cell table:number-columns-repeated="13" office:value-type="string">
            <text:p>****</text:p>
          </table:table-cell>
          <table:table-cell table:formula="oooc:=(OR([.F104]&gt;=20;AND(NOT([.Q104]=&quot;****&quot;);[.Q10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6828972">
            <text:p>16828972</text:p>
          </table:table-cell>
          <table:table-cell office:value-type="string">
            <text:p>Periapt_of_Health</text:p>
          </table:table-cell>
          <table:table-cell office:value-type="float" office:value="16829080">
            <text:p>168290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number-columns-repeated="7" office:value-type="string">
            <text:p>****</text:p>
          </table:table-cell>
          <table:table-cell office:value-type="float" office:value="7500">
            <text:p>75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****</text:p>
          </table:table-cell>
          <table:table-cell table:formula="oooc:=(OR([.F105]&gt;=20;AND(NOT([.Q105]=&quot;****&quot;);[.Q10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6828973">
            <text:p>16828973</text:p>
          </table:table-cell>
          <table:table-cell office:value-type="string">
            <text:p>Periapt_of_Proof_against_Poison</text:p>
          </table:table-cell>
          <table:table-cell office:value-type="float" office:value="16829081">
            <text:p>1682908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7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table:formula="oooc:=(OR([.F106]&gt;=20;AND(NOT([.Q106]=&quot;****&quot;);[.Q10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3394">
            <text:p>13394</text:p>
          </table:table-cell>
          <table:table-cell office:value-type="string">
            <text:p>Periapt_of_Wisdom_+2</text:p>
          </table:table-cell>
          <table:table-cell office:value-type="float" office:value="16829082">
            <text:p>1682908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107]&gt;=20;AND(NOT([.Q107]=&quot;****&quot;);[.Q10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3396">
            <text:p>13396</text:p>
          </table:table-cell>
          <table:table-cell office:value-type="string">
            <text:p>Periapt_of_Wisdom_+4</text:p>
          </table:table-cell>
          <table:table-cell office:value-type="float" office:value="16829083">
            <text:p>1682908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08]&gt;=20;AND(NOT([.Q108]=&quot;****&quot;);[.Q10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90901">
            <text:p>90901</text:p>
          </table:table-cell>
          <table:table-cell office:value-type="string">
            <text:p>Periapt_of_Wisdom_+6</text:p>
          </table:table-cell>
          <table:table-cell office:value-type="float" office:value="16829084">
            <text:p>1682908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09]&gt;=20;AND(NOT([.Q109]=&quot;****&quot;);[.Q10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6828974">
            <text:p>16828974</text:p>
          </table:table-cell>
          <table:table-cell office:value-type="string">
            <text:p>Periapt_of_Epic_Wisdom_+8</text:p>
          </table:table-cell>
          <table:table-cell office:value-type="float" office:value="16829085">
            <text:p>1682908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0]&gt;=20;AND(NOT([.Q110]=&quot;****&quot;);[.Q1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6828975">
            <text:p>16828975</text:p>
          </table:table-cell>
          <table:table-cell office:value-type="string">
            <text:p>Periapt_of_Epic_Wisdom_+10</text:p>
          </table:table-cell>
          <table:table-cell office:value-type="float" office:value="16829086">
            <text:p>1682908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11]&gt;=20;AND(NOT([.Q111]=&quot;****&quot;);[.Q1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6828976">
            <text:p>16828976</text:p>
          </table:table-cell>
          <table:table-cell office:value-type="string">
            <text:p>Periapt_of_Epic_Wisdom_+12</text:p>
          </table:table-cell>
          <table:table-cell office:value-type="float" office:value="16829087">
            <text:p>168290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12]&gt;=20;AND(NOT([.Q112]=&quot;****&quot;);[.Q1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6828977">
            <text:p>16828977</text:p>
          </table:table-cell>
          <table:table-cell office:value-type="string">
            <text:p>Periapt_of_Wound_Closure</text:p>
          </table:table-cell>
          <table:table-cell office:value-type="float" office:value="16829088">
            <text:p>168290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113]&gt;=20;AND(NOT([.Q113]=&quot;****&quot;);[.Q11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3850">
            <text:p>13850</text:p>
          </table:table-cell>
          <table:table-cell office:value-type="string">
            <text:p>Robe_of_the_Archmagi_White</text:p>
          </table:table-cell>
          <table:table-cell office:value-type="float" office:value="16829089">
            <text:p>1682908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8" office:value-type="string">
            <text:p>****</text:p>
          </table:table-cell>
          <table:table-cell office:value-type="string">
            <text:p>G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4]&gt;=20;AND(NOT([.Q114]=&quot;****&quot;);[.Q11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3852">
            <text:p>13852</text:p>
          </table:table-cell>
          <table:table-cell office:value-type="string">
            <text:p>Robe_of_the_Archmagi_Grey</text:p>
          </table:table-cell>
          <table:table-cell office:value-type="float" office:value="16829090">
            <text:p>16829090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8" office:value-type="string">
            <text:p>****</text:p>
          </table:table-cell>
          <table:table-cell office:value-type="string">
            <text:p>N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5]&gt;=20;AND(NOT([.Q115]=&quot;****&quot;);[.Q11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3854">
            <text:p>13854</text:p>
          </table:table-cell>
          <table:table-cell office:value-type="string">
            <text:p>Robe_of_the_Archmagi_Black</text:p>
          </table:table-cell>
          <table:table-cell office:value-type="float" office:value="16829091">
            <text:p>1682909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8" office:value-type="string">
            <text:p>****</text:p>
          </table:table-cell>
          <table:table-cell office:value-type="string">
            <text:p>E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6]&gt;=20;AND(NOT([.Q116]=&quot;****&quot;);[.Q11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828978">
            <text:p>16828978</text:p>
          </table:table-cell>
          <table:table-cell office:value-type="string">
            <text:p>Robe_of_Eyes</text:p>
          </table:table-cell>
          <table:table-cell office:value-type="float" office:value="16829092">
            <text:p>1682909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0000">
            <text:p>120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7]&gt;=20;AND(NOT([.Q117]=&quot;****&quot;);[.Q1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7614">
            <text:p>47614</text:p>
          </table:table-cell>
          <table:table-cell office:value-type="string">
            <text:p>Robe_of_Scintillating_Colors</text:p>
          </table:table-cell>
          <table:table-cell office:value-type="float" office:value="16829093">
            <text:p>1682909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208">
            <text:p>3208</text:p>
          </table:table-cell>
          <table:table-cell office:value-type="string">
            <text:p>RAINBOW_PATTERN</text:p>
          </table:table-cell>
          <table:table-cell table:number-columns-repeated="6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8]&gt;=20;AND(NOT([.Q118]=&quot;****&quot;);[.Q1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8908">
            <text:p>48908</text:p>
          </table:table-cell>
          <table:table-cell office:value-type="string">
            <text:p>Scarab_of_Protection</text:p>
          </table:table-cell>
          <table:table-cell office:value-type="float" office:value="16829094">
            <text:p>168290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table:formula="oooc:=(OR([.F119]&gt;=20;AND(NOT([.Q119]=&quot;****&quot;);[.Q11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7617">
            <text:p>47617</text:p>
          </table:table-cell>
          <table:table-cell office:value-type="string">
            <text:p>Vest_of_Escape</text:p>
          </table:table-cell>
          <table:table-cell office:value-type="float" office:value="16829095">
            <text:p>1682909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number-columns-repeated="6" office:value-type="string">
            <text:p>****</text:p>
          </table:table-cell>
          <table:table-cell office:value-type="float" office:value="5200">
            <text:p>52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20]&gt;=20;AND(NOT([.Q120]=&quot;****&quot;);[.Q12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 table:number-rows-repeated="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aft_ring" table:style-name="ta4" table:print="false">
        <table:table-column table:style-name="co9" table:number-columns-repeated="256" table:default-cell-style-name="Default"/>
        <table:table-row table:style-name="ro1">
          <table:table-cell/>
          <table:table-cell office:value-type="string">
            <text:p>bMag</text:p>
          </table:table-cell>
          <table:table-cell table:number-columns-repeated="254"/>
        </table:table-row>
        <table:table-row table:style-name="ro1">
          <table:table-cell office:value-type="string">
            <text:p>bM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5">15/09/2006</text:date>, <text:time>01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aft_5f_armour" style:display-name="PageStyle_craft_armou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eapon" style:display-name="PageStyle_craft_weap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ondrous" style:display-name="PageStyle_craft_wondrou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ring" style:display-name="PageStyle_craft_ring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15T01:58:48</dc:date>
    <meta:print-date>1601-01-01T10:06:07</meta:print-date>
    <dc:language>en-US</dc:language>
    <meta:editing-cycles>128</meta:editing-cycles>
    <meta:editing-duration>PT14H33M11S</meta:editing-duration>
    <meta:user-defined meta:name="Info 1"/>
    <meta:user-defined meta:name="Info 2"/>
    <meta:user-defined meta:name="Info 3"/>
    <meta:user-defined meta:name="Info 4"/>
    <meta:document-statistic meta:table-count="4" meta:cell-count="7536"/>
  </office:meta>
</office:document-meta>
</file>